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-color="#ffffff" draw:opacity="100%" draw:opacity-name="" draw:textarea-horizontal-align="justify" draw:textarea-vertical-align="middle" draw:auto-grow-height="false" fo:min-height="7.95cm" fo:min-width="18.5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999999" draw:opacity="100%" draw:opacity-name="" draw:textarea-horizontal-align="justify" draw:textarea-vertical-align="middle" draw:auto-grow-height="false" fo:min-height="7.844cm" fo:min-width="18.394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opacity="100%" draw:opacity-name="" draw:textarea-horizontal-align="justify" draw:textarea-vertical-align="middle" draw:auto-grow-height="false" fo:min-height="7.844cm" fo:min-width="18.394cm" fo:padding-top="0.178cm" fo:padding-bottom="0.178cm" fo:padding-left="0.303cm" fo:padding-right="0.303cm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6.4cm"/>
    </style:style>
    <style:style style:name="gr5" style:family="graphic" style:parent-style-name="standard">
      <style:graphic-properties draw:textarea-horizontal-align="justify" draw:textarea-vertical-align="middle" draw:auto-grow-height="false" fo:min-height="0.95cm" fo:min-width="6.4cm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6.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standard">
      <style:graphic-properties draw:textarea-horizontal-align="justify" draw:textarea-vertical-align="middle" draw:auto-grow-height="false" fo:min-height="7.75cm" fo:min-width="12.8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45cm" fo:min-width="2.5cm"/>
    </style:style>
    <style:style style:name="gr11" style:family="graphic" style:parent-style-name="standard">
      <style:graphic-properties draw:fill-color="#0066b3" draw:textarea-horizontal-align="justify" draw:textarea-vertical-align="middle" draw:auto-grow-height="false" fo:min-height="0.95cm" fo:min-width="3.5cm"/>
    </style:style>
    <style:style style:name="gr12" style:family="graphic" style:parent-style-name="standard">
      <style:graphic-properties draw:fill-color="#0066b3" draw:textarea-horizontal-align="justify" draw:textarea-vertical-align="middle" draw:auto-grow-height="false" fo:min-height="0.95cm" fo:min-width="3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4.65cm" fo:min-width="8cm"/>
    </style:style>
    <style:style style:name="gr16" style:family="graphic" style:parent-style-name="standard">
      <style:graphic-properties draw:fill-color="#adc5e7" draw:textarea-horizontal-align="justify" draw:textarea-vertical-align="middle" draw:auto-grow-height="false" fo:min-height="0.65cm" fo:min-width="3.5cm"/>
    </style:style>
    <style:style style:name="gr17" style:family="graphic" style:parent-style-name="standard">
      <style:graphic-properties draw:fill-color="#adc5e7" draw:textarea-horizontal-align="justify" draw:textarea-vertical-align="middle" draw:auto-grow-height="false" fo:min-height="0.75cm" fo:min-width="5.7cm"/>
    </style:style>
    <style:style style:name="gr18" style:family="graphic" style:parent-style-name="objectwithoutfill">
      <style:graphic-properties draw:marker-end="Arrow" draw:marker-end-width="0.3cm" draw:fill="none" draw:fill-color="#adc5e7" draw:textarea-vertical-align="middle"/>
    </style:style>
    <style:style style:name="gr19" style:family="graphic" style:parent-style-name="objectwithoutfill">
      <style:graphic-properties draw:fill="none" draw:fill-color="#adc5e7" draw:textarea-vertical-align="middle"/>
    </style:style>
    <style:style style:name="gr20" style:family="graphic" style:parent-style-name="standard">
      <style:graphic-properties draw:fill-color="#999999" draw:textarea-horizontal-align="justify" draw:textarea-vertical-align="middle" draw:auto-grow-height="false" fo:min-height="3.75cm" fo:min-width="7.4cm"/>
    </style:style>
    <style:style style:name="gr21" style:family="graphic" style:parent-style-name="standard">
      <style:graphic-properties draw:fill-color="#999999" draw:textarea-horizontal-align="justify" draw:textarea-vertical-align="middle" draw:auto-grow-height="false" fo:min-height="3.75cm" fo:min-width="7.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3" style:family="graphic" style:parent-style-name="standard">
      <style:graphic-properties draw:fill-color="#adc5e7" draw:textarea-horizontal-align="justify" draw:textarea-vertical-align="middle" draw:auto-grow-height="false" fo:min-height="1.35cm" fo:min-width="9cm"/>
    </style:style>
    <style:style style:name="P1" style:family="paragraph">
      <loext:graphic-properties draw:fill-color="#ffffff" draw:opacity="100%"/>
      <style:paragraph-properties fo:text-align="center"/>
    </style:style>
    <style:style style:name="P2" style:family="paragraph">
      <loext:graphic-properties draw:fill-color="#999999" draw:opacity="10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0066b3"/>
      <style:paragraph-properties fo:text-align="center"/>
    </style:style>
    <style:style style:name="P7" style:family="paragraph">
      <loext:graphic-properties draw:fill="none" draw:fill-color="#ffffff"/>
      <style:text-properties fo:font-size="15pt" style:font-size-asian="15pt" style:font-size-complex="15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adc5e7"/>
      <style:paragraph-properties fo:text-align="center"/>
    </style:style>
    <style:style style:name="P10" style:family="paragraph">
      <loext:graphic-properties draw:fill="none" draw:fill-color="#adc5e7"/>
      <style:paragraph-properties fo:text-align="center"/>
    </style:style>
    <style:style style:name="P11" style:family="paragraph">
      <loext:graphic-properties draw:fill-color="#999999"/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8.2cm" svg:x="1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cm" svg:height="8.2cm" svg:x="1cm" svg:y="11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cm" svg:height="8.2cm" svg:x="1cm" svg:y="21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9cm" svg:height="1.4cm" svg:x="6.4cm" svg:y="4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9cm" svg:height="1.2cm" svg:x="6.4cm" svg:y="6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6.9cm" svg:height="1.4cm" svg:x="6.4cm" svg:y="6.6cm">
          <text:p text:style-name="P3">USTAWIENIA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6.9cm" svg:height="1.4cm" svg:x="6.4cm" svg:y="8.4cm">
          <text:p text:style-name="P3">INFO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526cm" svg:height="0.962cm" svg:x="8.4cm" svg:y="5.3cm">
          <draw:text-box>
            <text:p>START</text:p>
          </draw:text-box>
        </draw:frame>
        <draw:frame draw:style-name="gr8" draw:text-style-name="P4" draw:layer="layout" svg:width="7.2cm" svg:height="1.673cm" svg:x="6.7cm" svg:y="3.1cm">
          <draw:text-box>
            <text:p>NAZWA <text:s/>APLIKACJI</text:p>
          </draw:text-box>
        </draw:frame>
        <draw:custom-shape draw:style-name="gr9" draw:text-style-name="P3" draw:layer="layout" svg:width="13.3cm" svg:height="8cm" svg:x="1cm" svg:y="12cm">
          <text:p text:style-name="P3">POWIERZCHNIA GRY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cm" svg:height="0.7cm" svg:x="6.9cm" svg:y="18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cm" svg:height="0.7cm" svg:x="5.6cm" svg:y="12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cm" svg:height="1.2cm" svg:x="15cm" svg:y="16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cm" svg:height="1.2cm" svg:x="15cm" svg:y="18cm">
          <text:p text:style-name="P3">KONIEC</text:p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2.221cm" svg:height="0.962cm" svg:x="15.7cm" svg:y="16.338cm">
          <draw:text-box>
            <text:p>STOP</text:p>
          </draw:text-box>
        </draw:frame>
        <draw:frame draw:style-name="gr7" draw:text-style-name="P4" draw:layer="layout" svg:width="2.572cm" svg:height="0.962cm" svg:x="15.6cm" svg:y="14.738cm">
          <draw:text-box>
            <text:p>PAUZA</text:p>
          </draw:text-box>
        </draw:frame>
        <draw:frame draw:style-name="gr7" draw:text-style-name="P4" draw:layer="layout" svg:width="6.395cm" svg:height="0.962cm" svg:x="1.105cm" svg:y="1.138cm">
          <draw:text-box>
            <text:p>EKRAN STARTOWY</text:p>
          </draw:text-box>
        </draw:frame>
        <draw:frame draw:style-name="gr7" draw:text-style-name="P4" draw:layer="layout" svg:width="2.526cm" svg:height="0.962cm" svg:x="1.274cm" svg:y="10.838cm">
          <draw:text-box>
            <text:p>START</text:p>
          </draw:text-box>
        </draw:frame>
        <draw:custom-shape draw:style-name="gr12" draw:text-style-name="P6" draw:layer="layout" svg:width="4cm" svg:height="1.2cm" svg:x="15cm" svg:y="14.6cm">
          <text:p text:style-name="P3">PAUZA</text:p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2.8cm" svg:height="0.839cm" svg:x="15.6cm" svg:y="13.1cm">
          <draw:text-box>
            <text:p><text:span text:style-name="T1">00:00:00</text:span></text:p>
          </draw:text-box>
        </draw:frame>
        <draw:frame draw:style-name="gr7" draw:text-style-name="P4" draw:layer="layout" svg:width="3.004cm" svg:height="0.962cm" svg:x="15.396cm" svg:y="12.238cm">
          <draw:text-box>
            <text:p>Czas gry</text:p>
          </draw:text-box>
        </draw:frame>
        <draw:custom-shape draw:style-name="gr2" draw:text-style-name="P2" draw:layer="layout" svg:width="19cm" svg:height="8.2cm" svg:x="1cm" svg:y="21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3.3cm" svg:height="8cm" svg:x="1cm" svg:y="21.3cm">
          <text:p text:style-name="P3">POWIERZCHNIA GRY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cm" svg:height="0.7cm" svg:x="6.9cm" svg:y="2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cm" svg:height="0.7cm" svg:x="5.6cm" svg:y="22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cm" svg:height="1.2cm" svg:x="15cm" svg:y="25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cm" svg:height="1.2cm" svg:x="15cm" svg:y="27.3cm">
          <text:p text:style-name="P3">KONIEC</text:p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2.221cm" svg:height="0.962cm" svg:x="15.7cm" svg:y="25.638cm">
          <draw:text-box>
            <text:p>STOP</text:p>
          </draw:text-box>
        </draw:frame>
        <draw:frame draw:style-name="gr7" draw:text-style-name="P4" draw:layer="layout" svg:width="2.572cm" svg:height="0.962cm" svg:x="15.6cm" svg:y="24.038cm">
          <draw:text-box>
            <text:p>PAUZA</text:p>
          </draw:text-box>
        </draw:frame>
        <draw:custom-shape draw:style-name="gr12" draw:text-style-name="P6" draw:layer="layout" svg:width="4cm" svg:height="1.2cm" svg:x="15cm" svg:y="23.9cm">
          <text:p text:style-name="P3">PAUZA</text:p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2.8cm" svg:height="0.839cm" svg:x="15.6cm" svg:y="22.4cm">
          <draw:text-box>
            <text:p><text:span text:style-name="T1">00:00:</text:span><text:span text:style-name="T1">00</text:span></text:p>
          </draw:text-box>
        </draw:frame>
        <draw:frame draw:style-name="gr7" draw:text-style-name="P4" draw:layer="layout" svg:width="3.004cm" svg:height="0.962cm" svg:x="15.396cm" svg:y="21.538cm">
          <draw:text-box>
            <text:p>Czas gry</text:p>
          </draw:text-box>
        </draw:frame>
        <draw:custom-shape draw:style-name="gr15" draw:text-style-name="P8" draw:layer="layout" svg:width="8.5cm" svg:height="4.9cm" svg:x="4.2cm" svg:y="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3.495cm" svg:height="0.962cm" svg:x="6.6cm" svg:y="22.338cm">
          <draw:text-box>
            <text:p>Koniec gry</text:p>
          </draw:text-box>
        </draw:frame>
        <draw:custom-shape draw:style-name="gr16" draw:text-style-name="P9" draw:layer="layout" svg:width="4cm" svg:height="0.9cm" svg:x="6.2cm" svg:y="23.6cm">
          <text:p text:style-name="P3">STATYSTYKI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4cm" svg:height="0.9cm" svg:x="6.2cm" svg:y="25.1cm">
          <text:p text:style-name="P3">MENU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481cm" svg:height="0.962cm" svg:x="1.019cm" svg:y="20.3cm">
          <draw:text-box>
            <text:p>KONIEC GRY</text:p>
          </draw:text-box>
        </draw:frame>
      </draw:page>
      <draw:page draw:name="page2" draw:style-name="dp1" draw:master-page-name="Default">
        <draw:custom-shape draw:style-name="gr3" draw:text-style-name="P1" draw:layer="layout" svg:width="19cm" svg:height="8.2cm" svg:x="1cm" svg:y="11.7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5.362cm" svg:height="0.962cm" svg:x="2.9cm" svg:y="14.2cm">
          <draw:text-box>
            <text:p>Poziom trudnosci</text:p>
          </draw:text-box>
        </draw:frame>
        <draw:frame draw:style-name="gr7" draw:text-style-name="P4" draw:layer="layout" svg:width="2.936cm" svg:height="0.962cm" svg:x="3.1cm" svg:y="15.5cm">
          <draw:text-box>
            <text:p>Ilosc zyc</text:p>
          </draw:text-box>
        </draw:frame>
        <draw:custom-shape draw:style-name="gr17" draw:text-style-name="P9" draw:layer="layout" svg:width="6.2cm" svg:height="1cm" svg:x="10.6cm" svg:y="14.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6.2cm" svg:height="1cm" svg:x="10.6cm" svg:y="15.5cm">
          <text:p/>
          <draw:enhanced-geometry svg:viewBox="0 0 21600 21600" draw:type="rectangle" draw:enhanced-path="M 0 0 L 21600 0 21600 21600 0 21600 0 0 Z N"/>
        </draw:custom-shape>
        <draw:line draw:style-name="gr18" draw:text-style-name="P10" draw:layer="layout" svg:x1="16.5cm" svg:y1="14.3cm" svg:x2="16.5cm" svg:y2="15.1cm">
          <text:p/>
        </draw:line>
        <draw:line draw:style-name="gr18" draw:text-style-name="P10" draw:layer="layout" svg:x1="16.4cm" svg:y1="15.7cm" svg:x2="16.4cm" svg:y2="16.5cm">
          <text:p/>
        </draw:line>
        <draw:line draw:style-name="gr19" draw:text-style-name="P10" draw:layer="layout" svg:x1="16cm" svg:y1="14.1cm" svg:x2="16cm" svg:y2="15.1cm">
          <text:p/>
        </draw:line>
        <draw:line draw:style-name="gr19" draw:text-style-name="P10" draw:layer="layout" svg:x1="15.9cm" svg:y1="15.5cm" svg:x2="15.9cm" svg:y2="16.5cm">
          <text:p/>
        </draw:line>
        <draw:frame draw:style-name="gr7" draw:text-style-name="P4" draw:layer="layout" svg:width="4.38cm" svg:height="0.962cm" svg:x="1.12cm" svg:y="10.738cm">
          <draw:text-box>
            <text:p>USTAWIENIA</text:p>
          </draw:text-box>
        </draw:frame>
        <draw:frame draw:style-name="gr7" draw:text-style-name="P4" draw:layer="layout" svg:width="4.38cm" svg:height="0.962cm" svg:x="8.1cm" svg:y="12.5cm">
          <draw:text-box>
            <text:p>USTAWIENIA</text:p>
          </draw:text-box>
        </draw:frame>
        <draw:custom-shape draw:style-name="gr3" draw:text-style-name="P1" draw:layer="layout" svg:width="19cm" svg:height="8.2cm" svg:x="1cm" svg:y="2.2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291cm" svg:height="0.962cm" svg:x="1.4cm" svg:y="1.2cm">
          <draw:text-box>
            <text:p>STATYSTYKI</text:p>
          </draw:text-box>
        </draw:frame>
        <draw:frame draw:style-name="gr13" draw:text-style-name="P4" draw:layer="layout" svg:width="4.291cm" svg:height="0.962cm" svg:x="8.1cm" svg:y="2.5cm">
          <draw:text-box>
            <text:p>STATYSTYKI</text:p>
          </draw:text-box>
        </draw:frame>
        <draw:custom-shape draw:style-name="gr20" draw:text-style-name="P11" draw:layer="layout" svg:width="7.9cm" svg:height="4cm" svg:x="1.9cm" svg:y="5.962cm">
          <text:p text:style-name="P3">Wykres dane akcelerometr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7.9cm" svg:height="4cm" svg:x="10.9cm" svg:y="5.962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5.646cm" svg:height="0.962cm" svg:x="2.354cm" svg:y="3.362cm">
          <draw:text-box>
            <text:p>Czas gry 00:00:00</text:p>
          </draw:text-box>
        </draw:frame>
        <draw:frame draw:style-name="gr7" draw:text-style-name="P4" draw:layer="layout" svg:width="6.069cm" svg:height="0.962cm" svg:x="2.1cm" svg:y="4.6cm">
          <draw:text-box>
            <text:p>Ilosc odbic pilki <text:s/>xxx</text:p>
          </draw:text-box>
        </draw:frame>
        <draw:frame draw:style-name="gr7" draw:text-style-name="P4" draw:layer="layout" svg:width="7.686cm" svg:height="0.962cm" svg:x="10.914cm" svg:y="4.662cm">
          <draw:text-box>
            <text:p>Srednia predkosc pilki <text:s/>xx</text:p>
          </draw:text-box>
        </draw:frame>
        <draw:frame draw:style-name="gr7" draw:text-style-name="P4" draw:layer="layout" svg:width="6.623cm" svg:height="0.962cm" svg:x="11.5cm" svg:y="7.2cm">
          <draw:text-box>
            <text:p>Wykres predkosc pilki</text:p>
          </draw:text-box>
        </draw:frame>
        <draw:custom-shape draw:style-name="gr3" draw:text-style-name="P1" draw:layer="layout" svg:width="19cm" svg:height="8.2cm" svg:x="1cm" svg:y="21.1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022cm" svg:height="0.962cm" svg:x="1.378cm" svg:y="20.138cm">
          <draw:text-box>
            <text:p>INFO</text:p>
          </draw:text-box>
        </draw:frame>
        <draw:frame draw:style-name="gr7" draw:text-style-name="P4" draw:layer="layout" svg:width="9.151cm" svg:height="0.962cm" svg:x="2.849cm" svg:y="23.938cm">
          <draw:text-box>
            <text:p>TWORCA XXXXXXX XXXXXX</text:p>
          </draw:text-box>
        </draw:frame>
        <draw:frame draw:style-name="gr22" draw:text-style-name="P4" draw:layer="layout" svg:width="9cm" svg:height="1cm" svg:x="2.7cm" svg:y="25.9cm">
          <draw:text-box>
            <text:p>DATA WYDANIA <text:s/>XX.XX.XXX</text:p>
          </draw:text-box>
        </draw:frame>
        <draw:frame draw:style-name="gr7" draw:text-style-name="P4" draw:layer="layout" svg:width="4.63cm" svg:height="0.962cm" svg:x="7.37cm" svg:y="21.638cm">
          <draw:text-box>
            <text:p>INFORMACJE</text:p>
          </draw:text-box>
        </draw:frame>
        <draw:custom-shape draw:style-name="gr23" draw:text-style-name="P9" draw:layer="layout" svg:width="9.5cm" svg:height="1.6cm" svg:x="5.8cm" svg:y="17.5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6.166cm" svg:height="0.962cm" svg:x="7.334cm" svg:y="17.9cm">
          <draw:text-box>
            <text:p>Sprawdź połączeni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28T23:13:09.136443029</meta:creation-date>
    <dc:date>2022-03-29T00:30:07.162974353</dc:date>
    <meta:editing-duration>PT25M29S</meta:editing-duration>
    <meta:editing-cycles>3</meta:editing-cycles>
    <meta:generator>LibreOffice/6.0.7.3$Linux_X86_64 LibreOffice_project/00m0$Build-3</meta:generator>
    <meta:document-statistic meta:object-count="64"/>
  </office:meta>
</office:document-meta>
</file>